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0fe" officeooo:paragraph-rsid="001520fe"/>
    </style:style>
    <style:style style:name="P2" style:family="paragraph" style:parent-style-name="Standard">
      <style:text-properties officeooo:rsid="001520fe" officeooo:paragraph-rsid="001520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wrence Kimsey</text:p>
      <text:p text:style-name="P1">PO BOX 246</text:p>
      <text:p text:style-name="P1">Rodeo, CA 94572</text:p>
      <text:p text:style-name="P1"/>
      <text:p text:style-name="P1"/>
      <text:p text:style-name="P1"/>
      <text:p text:style-name="P1"/>
      <text:p text:style-name="P1"/>
      <text:p text:style-name="P1"/>
      <text:p text:style-name="P1">Western Dental</text:p>
      <text:p text:style-name="P1">Billing Department</text:p>
      <text:p text:style-name="P1">P.O. Box 14227 Orange, CA 92863 </text:p>
      <text:p text:style-name="P1"/>
      <text:p text:style-name="P1"/>
      <text:p text:style-name="P1">Re. <text:s text:c="2"/>account number: 187-42271</text:p>
      <text:p text:style-name="P1"/>
      <text:p text:style-name="P1"/>
      <text:p text:style-name="P1">Subject: <text:s text:c="4"/>Failure to Provide Updated <text:s/>Account Billing After <text:s/>Dental Insurance Payment</text:p>
      <text:p text:style-name="P1"/>
      <text:p text:style-name="P1"/>
      <text:p text:style-name="P1"/>
      <text:p text:style-name="P1"/>
      <text:p text:style-name="P1"/>
      <text:p text:style-name="P1"/>
      <text:p text:style-name="P1">In December, 2018, I asked for <text:s/>cost information after my dent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37:57.601391704</meta:creation-date>
    <meta:editing-duration>PT37S</meta:editing-duration>
    <meta:editing-cycles>2</meta:editing-cycles>
    <meta:generator>LibreOffice/6.2.6.2$Linux_X86_64 LibreOffice_project/20$Build-2</meta:generator>
    <dc:date>2019-08-24T15:38:19.865865576</dc:date>
    <meta:document-statistic meta:table-count="0" meta:image-count="0" meta:object-count="0" meta:page-count="1" meta:paragraph-count="9" meta:word-count="44" meta:character-count="288" meta:non-whitespace-character-count="242"/>
  </office:meta>
</office:document-meta>
</file>